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ágrafodaLista" style:master-page-name="MP0" style:list-style-name="LFO1" style:family="paragraph">
      <style:paragraph-properties fo:break-before="page"/>
    </style:style>
    <style:style style:name="T2" style:parent-style-name="Fonteparág.padrão" style:family="text">
      <style:text-properties style:font-name="Calibri" style:font-name-asian="Calibri" style:font-name-complex="Calibri"/>
    </style:style>
    <style:style style:name="T3" style:parent-style-name="Fonteparág.padrão" style:family="text">
      <style:text-properties style:font-name="Calibri" style:font-name-asian="Calibri" style:font-name-complex="Calibri"/>
    </style:style>
    <style:style style:name="T4" style:parent-style-name="Fonteparág.padrão" style:family="text">
      <style:text-properties style:font-name="Calibri" style:font-name-asian="Calibri" style:font-name-complex="Calibri"/>
    </style:style>
    <style:style style:name="P5" style:parent-style-name="ParágrafodaLista" style:list-style-name="LFO2" style:family="paragraph"/>
    <style:style style:name="T6" style:parent-style-name="Fonteparág.padrão" style:family="text">
      <style:text-properties style:font-name="Calibri" style:font-name-asian="Calibri" style:font-name-complex="Calibri"/>
    </style:style>
    <style:style style:name="T7" style:parent-style-name="Fonteparág.padrão" style:family="text">
      <style:text-properties style:font-name="Calibri" style:font-name-asian="Calibri" style:font-name-complex="Calibri"/>
    </style:style>
    <style:style style:name="T8" style:parent-style-name="Fonteparág.padrão" style:family="text">
      <style:text-properties style:font-name="Calibri" style:font-name-asian="Calibri" style:font-name-complex="Calibri"/>
    </style:style>
    <style:style style:name="T9" style:parent-style-name="Fonteparág.padrão" style:family="text">
      <style:text-properties style:font-name="Calibri" style:font-name-asian="Calibri" style:font-name-complex="Calibri"/>
    </style:style>
    <style:style style:name="T10" style:parent-style-name="Fonteparág.padrão" style:family="text">
      <style:text-properties style:font-name="Calibri" style:font-name-asian="Calibri" style:font-name-complex="Calibri"/>
    </style:style>
    <style:style style:name="T11" style:parent-style-name="Fonteparág.padrão" style:family="text">
      <style:text-properties style:font-name="Calibri" style:font-name-asian="Calibri" style:font-name-complex="Calibri"/>
    </style:style>
    <style:style style:name="T12" style:parent-style-name="Fonteparág.padrão" style:family="text">
      <style:text-properties style:font-name="Calibri" style:font-name-asian="Calibri" style:font-name-complex="Calibri"/>
    </style:style>
    <style:style style:name="T13" style:parent-style-name="Fonteparág.padrão" style:family="text">
      <style:text-properties style:font-name="Calibri" style:font-name-asian="Calibri" style:font-name-complex="Calibri"/>
    </style:style>
    <style:style style:name="P14" style:parent-style-name="ParágrafodaLista" style:list-style-name="LFO4" style:family="paragraph"/>
    <style:style style:name="T15" style:parent-style-name="Fonteparág.padrão" style:family="text">
      <style:text-properties style:font-name="Calibri" style:font-name-asian="Calibri" style:font-name-complex="Calibri"/>
    </style:style>
    <style:style style:name="T16" style:parent-style-name="Fonteparág.padrão" style:family="text">
      <style:text-properties style:font-name="Calibri" style:font-name-asian="Calibri" style:font-name-complex="Calibri"/>
    </style:style>
    <style:style style:name="T17" style:parent-style-name="Fonteparág.padrão" style:family="text">
      <style:text-properties style:font-name="Calibri" style:font-name-asian="Calibri" style:font-name-complex="Calibri"/>
    </style:style>
    <style:style style:name="T18" style:parent-style-name="Fonteparág.padrão" style:family="text">
      <style:text-properties style:font-name="Calibri" style:font-name-asian="Calibri" style:font-name-complex="Calibri"/>
    </style:style>
  </office:automatic-styles>
  <office:body>
    <office:text text:use-soft-page-breaks="true">
      <text:list text:style-name="LFO1" text:continue-numbering="true">
        <text:list-item>
          <text:p text:style-name="P1">ROTEIRISTA</text:p>
        </text:list-item>
      </text:list>
      <text:p text:style-name="Normal">&gt; Prompt para gerar o<text:s/><text:span text:style-name="T2">tí</text:span>tulo do Podcast:</text:p>
      <text:p text:style-name="Normal">Você é um roteirista de podcast, e vamos criar um podcast de tecnologia, focado em desafios</text:p>
      <text:p text:style-name="Normal">enfrentados por mulheres no mercado de tecnologia, eu gostaria de uma ajuda sua para criar 5</text:p>
      <text:p text:style-name="Normal">sugestões de nomes cria<text:span text:style-name="T3">ti</text:span>vos para o podcast.</text:p>
      <text:p text:style-name="Normal">{REGRAS}</text:p>
      <text:p text:style-name="Normal">- O nome deverá ser enxuto, um nome e um<text:s/>sub<text:span text:style-name="T4">tí</text:span>tulo</text:p>
      <text:p text:style-name="Normal">- O nome não pode ser em Inglês.</text:p>
      <text:list text:style-name="LFO2" text:continue-numbering="true">
        <text:list-item>
          <text:p text:style-name="P5">ARTISTA</text:p>
        </text:list-item>
      </text:list>
      <text:p text:style-name="Normal">&gt; Prompt para gerar a capa do Podcast:</text:p>
      <text:p text:style-name="Normal">Me forneça uma imagem de uma jovem podcaster sorridente, área tecnologia, com microfone</text:p>
      <text:p text:style-name="Normal">e fones de ouvido, no es<text:span text:style-name="T6">ti</text:span>lo de animação, com enquadramento 1:1. A imagem precisa ser</text:p>
      <text:p text:style-name="Normal">relacionada com o<text:s/><text:span text:style-name="T7">tí</text:span>tulo<text:s/>do Podcast " Loop Delas - Repe<text:span text:style-name="T8">ti</text:span>ndo até mudar o sistema “.</text:p>
      <text:p text:style-name="Normal">&gt; Prompt para gerar a capa do Episódio:</text:p>
      <text:p text:style-name="Normal">Você é um roteirista de podcast e criamos um podcast de tecnologia, focado em desafios</text:p>
      <text:p text:style-name="Normal">enfrentados por mulheres no mercado de tecnologia. O nome do podcast é "Loop Delas -</text:p>
      <text:p text:style-name="Normal">Repe<text:span text:style-name="T9">ti</text:span>ndo até mudar o sistema". O nome do primeiro episódio é " Persis<text:span text:style-name="T10">ti</text:span>r é o Novo Código",</text:p>
      <text:p text:style-name="Normal">gostaria que você criasse uma imagem, no es<text:span text:style-name="T11">ti</text:span>lo de animação, que seja relacionada com o</text:p>
      <text:p text:style-name="Normal">assunto do episódio, mostrando a perseverança feminina como parte da própria lógica de</text:p>
      <text:p text:style-name="Normal">funcionamento, um código interno de resistência.</text:p>
      <text:p text:style-name="Normal">{REGRAS}</text:p>
      <text:p text:style-name="Normal">Uma imagem bem cria<text:span text:style-name="T12">ti</text:span>va, sem apresentar uma pessoa na animação, com muitas cores, sem</text:p>
      <text:p text:style-name="Normal">apresentar o<text:s/><text:span text:style-name="T13">tí</text:span>tulo<text:s/>do episódio.</text:p>
      <text:list text:style-name="LFO4" text:continue-numbering="true">
        <text:list-item>
          <text:p text:style-name="P14">NARADOR</text:p>
        </text:list-item>
      </text:list>
      <text:p text:style-name="Normal">&gt; Prompt para narrar o primeiro episódio:</text:p>
      <text:p text:style-name="Normal">Você é um roteirista de podcast, e vamos criar um roteiro de um podcast de tecnologia, focado</text:p>
      <text:p text:style-name="Normal">em mulheres na tecnologia, cujo o nome é " Loop Delas - Repe<text:span text:style-name="T15">ti</text:span>ndo até mudar o sistema " e</text:p>
      <text:p text:style-name="Normal">tem foco nos desafios enfrentados na área para quem é mulher, com o público alvo de</text:p>
      <text:p text:style-name="Normal">mulheres estudantes de tecnologia e que estão tentando entrar nesse mercado tecnológico em</text:p>
      <text:p text:style-name="Normal">que a grande maioria são homens.</text:p>
      <text:p text:style-name="Normal">O formato do roteiro deve ser</text:p>
      <text:soft-page-break/>
      <text:p text:style-name="Normal">[INTRODUÇÃO]</text:p>
      <text:p text:style-name="Normal">[CURIOSIDADE 1]</text:p>
      <text:p text:style-name="Normal">[CURIOSIDADE 2]</text:p>
      <text:p text:style-name="Normal">[FINALIZAÇÃO]</text:p>
      <text:p text:style-name="Normal">[REGRAS]</text:p>
      <text:p text:style-name="Normal">- No bloco [INTRODUÇÃO] subs<text:span text:style-name="T16">ti</text:span>tua por uma introdução iguais as introduções dos vídeos do</text:p>
      <text:p text:style-name="Normal">canal 'ei nerd', como se fossem escritos pelo Peter Jordan</text:p>
      <text:p text:style-name="Normal">- No bloco [CURIOSIDADE 1] subs<text:span text:style-name="T17">ti</text:span>tua por uma curiosidade sobre as mulheres, que já</text:p>
      <text:p text:style-name="Normal">trabalham na área de tecnologia, comparado aos homens.</text:p>
      <text:p text:style-name="Normal">- No bloco [CURIOSIDADE 2] sobre uma ferramenta para as mulheres se destacarem.</text:p>
      <text:p text:style-name="Normal">- No bloco [FINALIZAÇÃO] subs<text:span text:style-name="T18">ti</text:span>tua por uma despedida cool com o final 'Eu sou a Lívia e esse</text:p>
      <text:p text:style-name="Normal">foi o loop delas dessa semana'</text:p>
      <text:p text:style-name="Normal">- Use termos de fácil explicação</text:p>
      <text:p text:style-name="Normal">- O podcast vai ser apresentado somente por uma pessoa, chamada Lívia</text:p>
      <text:p text:style-name="Normal">- O podcast deve ser curto</text:p>
      <text:p text:style-name="Normal">{REGRAS NEGATIVAS}</text:p>
      <text:p text:style-name="Normal">- Não use muitos termos técnicos</text:p>
      <text:p text:style-name="Normal">- Não ultrapasse 5 minutos de duraçã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2F5496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2F5496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2F5496"/>
    </style:style>
    <style:style style:name="CitaçãoIntensa" style:display-name="Citação Intens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2F5496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ívia Louzada</meta:initial-creator>
    <dc:creator>Lívia Louzada</dc:creator>
    <meta:creation-date>2025-10-28T23:17:00Z</meta:creation-date>
    <dc:date>2025-10-28T23:17:00Z</dc:date>
    <meta:print-date>2025-10-28T23:07:00Z</meta:print-date>
    <meta:template xlink:href="Normal" xlink:type="simple"/>
    <meta:editing-cycles>2</meta:editing-cycles>
    <meta:editing-duration>PT180S</meta:editing-duration>
    <meta:document-statistic meta:page-count="2" meta:paragraph-count="5" meta:word-count="404" meta:character-count="2581" meta:row-count="18" meta:non-whitespace-character-count="2182"/>
  </office:meta>
</office:document-meta>
</file>